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dc578" draw:textarea-horizontal-align="justify" draw:textarea-vertical-align="middle" draw:auto-grow-height="false" fo:min-height="2.72cm" fo:min-width="3.038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add58a" draw:textarea-horizontal-align="justify" draw:textarea-vertical-align="middle" draw:auto-grow-height="false" fo:min-height="2.438cm" fo:min-width="2.33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1cm" draw:marker-start-width="0.5cm" draw:marker-end-width="0.5cm" draw:fill-color="#add58a" draw:textarea-horizontal-align="justify" draw:textarea-vertical-align="middle" draw:auto-grow-height="false" fo:min-height="1.306cm" fo:min-width="2.046cm" fo:padding-top="0.175cm" fo:padding-bottom="0.175cm" fo:padding-left="0.3cm" fo:padding-right="0.3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5cm" style:writing-mode="lr-tb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fill-color="#fdc578" draw:textarea-horizontal-align="justify" draw:textarea-vertical-align="middle" draw:auto-grow-height="false" fo:min-height="1.126cm" fo:min-width="2.542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f58220" draw:textarea-horizontal-align="justify" draw:textarea-vertical-align="middle" draw:auto-grow-height="false" fo:min-height="0.272cm" fo:min-width="0cm" loext:decorative="false"/>
    </style:style>
    <style:style style:name="gr8" style:family="graphic" style:parent-style-name="standard">
      <style:graphic-properties draw:fill-color="#f58220" draw:textarea-horizontal-align="justify" draw:textarea-vertical-align="middle" draw:auto-grow-height="false" fo:min-height="0.273cm" fo:min-width="0cm" loext:decorative="false"/>
    </style:style>
    <style:style style:name="gr9" style:family="graphic" style:parent-style-name="standard">
      <style:graphic-properties svg:stroke-color="#fff200" draw:fill-color="#fff685" draw:textarea-horizontal-align="justify" draw:textarea-vertical-align="middle" draw:auto-grow-height="false" fo:min-height="0.85cm" fo:min-width="0.6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fdc578" draw:textarea-horizontal-align="justify" draw:textarea-vertical-align="middle" draw:auto-grow-height="false" fo:min-height="0.67cm" fo:min-width="1.622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add58a" draw:textarea-horizontal-align="justify" draw:textarea-vertical-align="middle" draw:auto-grow-height="false" fo:min-height="0.812cm" fo:min-width="1.764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891cm" fo:min-width="4.594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add58a" draw:textarea-horizontal-align="justify" draw:textarea-vertical-align="middle" draw:auto-grow-height="false" fo:min-height="2.508cm" fo:min-width="3.146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fdc578" draw:textarea-horizontal-align="justify" draw:textarea-vertical-align="middle" draw:auto-grow-height="false" fo:min-height="3.074cm" fo:min-width="3.036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1c1c1c" draw:fill="solid" draw:fill-color="#87d1d1" draw:textarea-horizontal-align="justify" draw:textarea-vertical-align="middle" draw:auto-grow-height="false" fo:min-height="2.35cm" fo:min-width="4.5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1cm" svg:stroke-color="#dfcce4" draw:marker-start-width="0.458cm" draw:marker-end-width="0.458cm" draw:fill-color="#fdc578" draw:textarea-horizontal-align="justify" draw:textarea-vertical-align="middle" draw:auto-grow-height="false" fo:min-height="1.165cm" fo:min-width="1.41cm" fo:padding-top="0.175cm" fo:padding-bottom="0.175cm" fo:padding-left="0.3cm" fo:padding-right="0.3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2cm" svg:stroke-color="#dfcce4" draw:marker-start-width="0.8cm" draw:marker-end-width="0.8cm" draw:fill-color="#add58a" draw:textarea-horizontal-align="justify" draw:textarea-vertical-align="middle" draw:auto-grow-height="false" fo:min-height="0.882cm" fo:min-width="1.41cm" fo:padding-top="0.225cm" fo:padding-bottom="0.225cm" fo:padding-left="0.35cm" fo:padding-right="0.35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1cm" draw:marker-start-width="0.5cm" draw:marker-end-width="0.5cm" draw:fill-color="#fdc578" draw:textarea-horizontal-align="justify" draw:textarea-vertical-align="middle" draw:auto-grow-height="false" fo:min-height="0.528cm" fo:min-width="1.692cm" fo:padding-top="0.175cm" fo:padding-bottom="0.175cm" fo:padding-left="0.3cm" fo:padding-right="0.3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0.131cm" fo:min-width="3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add58a" draw:textarea-horizontal-align="justify" draw:textarea-vertical-align="middle" draw:auto-grow-height="false" fo:min-height="0.064cm" fo:min-width="1.75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fdc578" draw:textarea-horizontal-align="justify" draw:textarea-vertical-align="middle" draw:auto-grow-height="false" fo:min-height="0.065cm" fo:min-width="1.751cm" style:writing-mode="lr-tb" loext:decorative="false"/>
      <style:paragraph-properties style:writing-mode="lr-tb"/>
    </style:style>
    <style:style style:name="gr22" style:family="graphic" style:parent-style-name="standard">
      <style:graphic-properties draw:fill="solid" draw:fill-color="#87d1d1" draw:textarea-horizontal-align="justify" draw:textarea-vertical-align="middle" draw:auto-grow-height="false" fo:min-height="0.155cm" fo:min-width="2.92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1cm" svg:stroke-color="#dfcce4" draw:marker-start-width="0.5cm" draw:marker-end="Arrow" draw:marker-end-width="0.6cm" draw:fill="none" draw:textarea-vertical-align="middle" fo:padding-top="0.175cm" fo:padding-bottom="0.175cm" fo:padding-left="0.3cm" fo:padding-right="0.3cm" loext:decorative="false"/>
    </style:style>
    <style:style style:name="gr24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25" style:family="graphic" style:parent-style-name="standard">
      <style:graphic-properties draw:stroke="none" svg:stroke-color="#000000" draw:fill="none" draw:fill-color="#ffffff" fo:min-height="1.111cm" loext:decorative="false"/>
      <style:paragraph-properties style:writing-mode="lr-tb"/>
    </style:style>
    <style:style style:name="gr26" style:family="graphic" style:parent-style-name="standard">
      <style:graphic-properties draw:fill-color="#87d1d1" draw:textarea-horizontal-align="justify" draw:textarea-vertical-align="middle" draw:auto-grow-height="false" fo:min-height="1.796cm" fo:min-width="2.878cm" style:writing-mode="lr-tb" loext:decorative="false"/>
      <style:paragraph-properties style:writing-mode="lr-tb"/>
    </style:style>
    <style:style style:name="gr27" style:family="graphic" style:parent-style-name="objectwithoutfill">
      <style:graphic-properties svg:stroke-width="0.2cm" svg:stroke-color="#000000" draw:marker-start="Arrow" draw:marker-start-width="0.9cm" draw:marker-end="Arrow" draw:marker-end-width="0.9cm" draw:fill="none" draw:textarea-vertical-align="middle" fo:padding-top="0.225cm" fo:padding-bottom="0.225cm" fo:padding-left="0.35cm" fo:padding-right="0.35cm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2.35cm" fo:min-width="2.7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fcc79b" draw:textarea-horizontal-align="justify" draw:textarea-vertical-align="middle" draw:auto-grow-height="false" fo:min-height="0.67cm" fo:min-width="2.47cm" style:writing-mode="lr-tb" loext:decorative="false"/>
      <style:paragraph-properties style:writing-mode="lr-tb"/>
    </style:style>
    <style:style style:name="gr30" style:family="graphic" style:parent-style-name="standard">
      <style:graphic-properties svg:stroke-width="0.1cm" draw:marker-start-width="0.5cm" draw:marker-end-width="0.5cm" draw:fill-color="#add58a" draw:textarea-horizontal-align="justify" draw:textarea-vertical-align="middle" draw:auto-grow-height="false" fo:min-height="1.208cm" fo:min-width="2.02cm" fo:padding-top="0.175cm" fo:padding-bottom="0.175cm" fo:padding-left="0.3cm" fo:padding-right="0.3cm" style:writing-mode="lr-tb" loext:decorative="fals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2cm" fo:min-width="1.35cm" style:writing-mode="lr-tb" loext:decorative="false"/>
      <style:paragraph-properties style:writing-mode="lr-tb"/>
    </style:style>
    <style:style style:name="gr32" style:family="graphic" style:parent-style-name="standard">
      <style:graphic-properties draw:stroke="dash" draw:stroke-dash="Fine_20_Dashed" svg:stroke-color="#ed1c24" draw:fill="solid" draw:fill-color="#ffffff" fo:min-height="0.556cm" loext:decorative="false"/>
      <style:paragraph-properties style:writing-mode="lr-tb"/>
    </style:style>
    <style:style style:name="gr33" style:family="graphic" style:parent-style-name="objectwithoutfill">
      <style:graphic-properties svg:stroke-width="0.1cm" svg:stroke-color="#ed1c24" draw:marker-start="Reversed_20_Arrow" draw:marker-start-width="0.5cm" draw:marker-end="" draw:marker-end-width="0.6cm" draw:fill="none" draw:textarea-vertical-align="middle" fo:padding-top="0.175cm" fo:padding-bottom="0.175cm" fo:padding-left="0.3cm" fo:padding-right="0.3cm" loext:decorative="false"/>
    </style:style>
    <style:style style:name="gr34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85cm" fo:min-width="3.1cm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width="0.1cm" svg:stroke-color="#fff200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38" style:family="graphic" style:parent-style-name="standard">
      <style:graphic-properties draw:stroke="none" svg:stroke-color="#fff200" draw:fill-color="#dfcce4" draw:textarea-horizontal-align="justify" draw:textarea-vertical-align="middle" draw:auto-grow-height="false" fo:min-height="0.85cm" fo:min-width="0.65cm" style:writing-mode="lr-tb" loext:decorative="false"/>
      <style:paragraph-properties style:writing-mode="lr-tb"/>
    </style:style>
    <style:style style:name="gr39" style:family="graphic" style:parent-style-name="objectwithoutfill">
      <style:graphic-properties svg:stroke-width="0.1cm" svg:stroke-color="#dfcce4" draw:marker-start="Arrow" draw:marker-start-width="0.5cm" draw:marker-end="Arrow" draw:marker-end-width="0.5cm" draw:fill="none" draw:textarea-vertical-align="middle" fo:padding-top="0.175cm" fo:padding-bottom="0.175cm" fo:padding-left="0.3cm" fo:padding-right="0.3cm" loext:decorative="false"/>
    </style:style>
    <style:style style:name="gr40" style:family="graphic" style:parent-style-name="objectwithoutfill">
      <style:graphic-properties svg:stroke-width="0.1cm" svg:stroke-color="#dfcce4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41" style:family="graphic" style:parent-style-name="standard">
      <style:graphic-properties svg:stroke-width="0.1cm" svg:stroke-color="#fff200" draw:marker-start-width="0.5cm" draw:marker-end-width="0.5cm" draw:textarea-vertical-align="middle" fo:padding-top="0.175cm" fo:padding-bottom="0.175cm" fo:padding-left="0.3cm" fo:padding-right="0.3cm" loext:decorative="false"/>
    </style:style>
    <style:style style:name="gr42" style:family="graphic" style:parent-style-name="standard">
      <style:graphic-properties svg:stroke-color="#f58220" draw:fill-color="#f58220" draw:textarea-horizontal-align="justify" draw:textarea-vertical-align="middle" draw:auto-grow-height="false" fo:min-height="0.926cm" fo:min-width="0.788cm" style:writing-mode="lr-tb" loext:decorative="false"/>
      <style:paragraph-properties style:writing-mode="lr-tb"/>
    </style:style>
    <style:style style:name="gr43" style:family="graphic" style:parent-style-name="standard">
      <style:graphic-properties svg:stroke-width="0.1cm" svg:stroke-color="#f58220" draw:marker-start-width="0.5cm" draw:marker-end-width="0.5cm" draw:textarea-vertical-align="middle" fo:padding-top="0.175cm" fo:padding-bottom="0.175cm" fo:padding-left="0.3cm" fo:padding-right="0.3cm" loext:decorative="false"/>
    </style:style>
    <style:style style:name="gr44" style:family="graphic" style:parent-style-name="objectwithoutfill">
      <style:graphic-properties svg:stroke-width="0.1cm" svg:stroke-color="#f58220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45" style:family="graphic" style:parent-style-name="objectwithoutfill">
      <style:graphic-properties svg:stroke-width="0.1cm" svg:stroke-color="#ed1c24" draw:marker-start-width="0.5cm" draw:marker-end-width="0.5cm" draw:fill="none" draw:fill-color="#f58220" draw:textarea-vertical-align="middle" fo:padding-top="0.175cm" fo:padding-bottom="0.175cm" fo:padding-left="0.3cm" fo:padding-right="0.3cm" loext:decorative="false"/>
    </style:style>
    <style:style style:name="gr46" style:family="graphic" style:parent-style-name="standard">
      <style:graphic-properties draw:textarea-horizontal-align="justify" draw:textarea-vertical-align="middle" draw:auto-grow-height="false" fo:min-height="1.85cm" fo:min-width="4.164cm" style:writing-mode="lr-tb" loext:decorative="false"/>
      <style:paragraph-properties style:writing-mode="lr-tb"/>
    </style:style>
    <style:style style:name="gr47" style:family="graphic" style:parent-style-name="objectwithoutfill">
      <style:graphic-properties svg:stroke-width="0.1cm" svg:stroke-color="#dfcce4" draw:marker-start-width="0.5cm" draw:marker-end="Arrow" draw:marker-end-width="0.5cm" draw:fill="none" draw:textarea-vertical-align="middle" fo:padding-top="0.175cm" fo:padding-bottom="0.175cm" fo:padding-left="0.3cm" fo:padding-right="0.3cm" loext:decorative="false"/>
    </style:style>
    <style:style style:name="gr48" style:family="graphic" style:parent-style-name="standard">
      <style:graphic-properties draw:fill-color="#87d1d1" draw:textarea-horizontal-align="justify" draw:textarea-vertical-align="middle" draw:auto-grow-height="false" fo:min-height="1.25cm" fo:min-width="5cm" style:writing-mode="lr-tb" loext:decorative="fals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1.65cm" fo:min-width="1.8cm" style:writing-mode="lr-tb" loext:decorative="false"/>
      <style:paragraph-properties style:writing-mode="lr-tb"/>
    </style:style>
    <style:style style:name="gr50" style:family="graphic" style:parent-style-name="standard">
      <style:graphic-properties draw:stroke="dash" draw:stroke-dash="Fine_20_Dashed" svg:stroke-color="#ed1c24" draw:fill="solid" draw:fill-color="#ffffff" fo:min-height="1.03cm" loext:decorative="false"/>
      <style:paragraph-properties style:writing-mode="lr-tb"/>
    </style:style>
    <style:style style:name="gr51" style:family="graphic" style:parent-style-name="objectwithoutfill">
      <style:graphic-properties svg:stroke-width="0.1cm" svg:stroke-color="#ed1c24" draw:marker-start="Reversed_20_Arrow" draw:marker-start-width="0.5cm" draw:marker-end="" draw:marker-end-width="0.6cm" draw:fill="none" draw:fill-color="#87d1d1" draw:textarea-vertical-align="middle" fo:padding-top="0.175cm" fo:padding-bottom="0.175cm" fo:padding-left="0.3cm" fo:padding-right="0.3cm" loext:decorative="false"/>
    </style:style>
    <style:style style:name="gr52" style:family="graphic" style:parent-style-name="objectwithoutfill">
      <style:graphic-properties svg:stroke-color="#f58220" draw:marker-end="Arrow" draw:marker-end-width="0.3cm" draw:fill="none" draw:fill-color="#87d1d1" draw:textarea-vertical-align="middle" loext:decorative="false"/>
    </style:style>
    <style:style style:name="gr53" style:family="graphic" style:parent-style-name="objectwithoutfill">
      <style:graphic-properties svg:stroke-width="0.1cm" svg:stroke-color="#dfcce4" draw:marker-start="Arrow" draw:marker-start-width="0.5cm" draw:marker-end="Arrow" draw:marker-end-width="0.6cm" draw:fill="none" draw:fill-color="#87d1d1" draw:textarea-vertical-align="middle" fo:padding-top="0.175cm" fo:padding-bottom="0.175cm" fo:padding-left="0.3cm" fo:padding-right="0.3cm" loext:decorative="false"/>
    </style:style>
    <style:style style:name="gr54" style:family="graphic" style:parent-style-name="objectwithoutfill">
      <style:graphic-properties svg:stroke-width="0.1cm" svg:stroke-color="#dfcce4" draw:marker-start="Reversed_20_Arrow" draw:marker-start-width="0.5cm" draw:marker-end="" draw:marker-end-width="0.6cm" draw:fill="none" draw:fill-color="#87d1d1" draw:textarea-vertical-align="middle" fo:padding-top="0.175cm" fo:padding-bottom="0.175cm" fo:padding-left="0.3cm" fo:padding-right="0.3cm" loext:decorative="false"/>
    </style:style>
    <style:style style:name="gr55" style:family="graphic" style:parent-style-name="standard">
      <style:graphic-properties draw:stroke="none" svg:stroke-color="#f58220" draw:fill-color="#87d1d1" draw:textarea-horizontal-align="justify" draw:textarea-vertical-align="middle" draw:auto-grow-height="false" fo:min-height="1.66cm" fo:min-width="3.21cm" style:writing-mode="lr-tb" loext:decorative="false"/>
      <style:paragraph-properties style:writing-mode="lr-tb"/>
    </style:style>
    <style:style style:name="gr56" style:family="graphic" style:parent-style-name="objectwithoutfill">
      <style:graphic-properties svg:stroke-width="0.3cm" svg:stroke-color="#87d1d1" draw:marker-start-width="1.1cm" draw:marker-end="" draw:marker-end-width="1.2cm" draw:fill="none" draw:fill-color="#87d1d1" draw:textarea-vertical-align="middle" fo:padding-top="0.275cm" fo:padding-bottom="0.275cm" fo:padding-left="0.4cm" fo:padding-right="0.4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dc578"/>
      <style:paragraph-properties fo:text-align="center" style:writing-mode="lr-tb"/>
    </style:style>
    <style:style style:name="P3" style:family="paragraph">
      <loext:graphic-properties draw:fill-color="#add58a"/>
      <style:paragraph-properties fo:text-align="center" style:writing-mode="lr-tb"/>
    </style:style>
    <style:style style:name="P4" style:family="paragraph">
      <style:paragraph-properties fo:text-align="center"/>
      <style:text-properties fo:font-size="18pt" fo:font-weight="normal" style:font-size-asian="18pt" style:font-size-complex="18pt"/>
    </style:style>
    <style:style style:name="P5" style:family="paragraph">
      <loext:graphic-properties draw:fill-color="#add58a"/>
      <style:paragraph-properties fo:text-align="center" style:writing-mode="lr-tb"/>
      <style:text-properties fo:font-size="18pt" fo:font-weight="normal" style:font-size-asian="18pt" style:font-size-complex="18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58220"/>
      <style:paragraph-properties fo:text-align="center"/>
    </style:style>
    <style:style style:name="P8" style:family="paragraph">
      <loext:graphic-properties draw:fill-color="#fff685"/>
      <style:paragraph-properties fo:text-align="center" style:writing-mode="lr-tb"/>
    </style:style>
    <style:style style:name="P9" style:family="paragraph">
      <loext:graphic-properties draw:fill="solid" draw:fill-color="#87d1d1"/>
      <style:paragraph-properties fo:text-align="center" style:writing-mode="lr-tb"/>
    </style:style>
    <style:style style:name="P10" style:family="paragraph">
      <style:paragraph-properties fo:text-align="center"/>
      <style:text-properties fo:font-size="12pt" style:font-size-asian="18pt" style:font-size-complex="18pt"/>
    </style:style>
    <style:style style:name="P11" style:family="paragraph">
      <loext:graphic-properties draw:fill-color="#729fcf"/>
      <style:paragraph-properties fo:text-align="center" style:writing-mode="lr-tb"/>
      <style:text-properties fo:font-size="12pt" style:font-size-asian="18pt" style:font-size-complex="18pt"/>
    </style:style>
    <style:style style:name="P12" style:family="paragraph">
      <loext:graphic-properties draw:fill-color="#add58a"/>
      <style:paragraph-properties fo:text-align="center" style:writing-mode="lr-tb"/>
      <style:text-properties fo:font-size="12pt" style:font-size-asian="18pt" style:font-size-complex="18pt"/>
    </style:style>
    <style:style style:name="P13" style:family="paragraph">
      <loext:graphic-properties draw:fill-color="#fdc578"/>
      <style:paragraph-properties fo:text-align="center" style:writing-mode="lr-tb"/>
      <style:text-properties fo:font-size="12pt" style:font-size-asian="18pt" style:font-size-complex="18pt"/>
    </style:style>
    <style:style style:name="P14" style:family="paragraph">
      <loext:graphic-properties draw:fill="solid" draw:fill-color="#87d1d1"/>
      <style:paragraph-properties fo:text-align="center" style:writing-mode="lr-tb"/>
      <style:text-properties fo:font-size="12pt" style:font-size-asian="18pt" style:font-size-complex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font-size="14pt" style:font-size-asian="18pt" style:font-size-complex="18pt"/>
    </style:style>
    <style:style style:name="P17" style:family="paragraph">
      <loext:graphic-properties draw:fill-color="#87d1d1"/>
      <style:paragraph-properties fo:text-align="center" style:writing-mode="lr-tb"/>
    </style:style>
    <style:style style:name="P18" style:family="paragraph">
      <loext:graphic-properties draw:fill-color="#fcc79b"/>
      <style:paragraph-properties fo:text-align="center" style:writing-mode="lr-tb"/>
    </style:style>
    <style:style style:name="P19" style:family="paragraph">
      <loext:graphic-properties draw:fill="solid" draw:fill-color="#ffffff"/>
      <style:text-properties fo:color="#ce181e" loext:opacity="100%" fo:font-size="14pt" style:font-size-asian="18pt" style:font-size-complex="18pt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style:paragraph-properties fo:text-align="center"/>
      <style:text-properties fo:font-size="18pt" fo:font-weight="bold" style:font-size-asian="18pt" style:font-size-complex="18pt"/>
    </style:style>
    <style:style style:name="P22" style:family="paragraph">
      <style:paragraph-properties fo:text-align="center" style:writing-mode="lr-tb"/>
      <style:text-properties fo:font-size="18pt" fo:font-weight="bold" style:font-size-asian="18pt" style:font-size-complex="18pt"/>
    </style:style>
    <style:style style:name="P23" style:family="paragraph">
      <loext:graphic-properties draw:fill-color="#dfcce4"/>
      <style:paragraph-properties fo:text-align="center" style:writing-mode="lr-tb"/>
    </style:style>
    <style:style style:name="P24" style:family="paragraph">
      <loext:graphic-properties draw:fill-color="#f58220"/>
      <style:paragraph-properties fo:text-align="center" style:writing-mode="lr-tb"/>
    </style:style>
    <style:style style:name="P25" style:family="paragraph">
      <loext:graphic-properties draw:fill="none" draw:fill-color="#f58220"/>
      <style:paragraph-properties fo:text-align="center"/>
    </style:style>
    <style:style style:name="P26" style:family="paragraph">
      <loext:graphic-properties draw:fill="none" draw:fill-color="#87d1d1"/>
      <style:paragraph-properties fo:text-align="center"/>
    </style:style>
    <style:style style:name="T1" style:family="text">
      <style:text-properties fo:font-size="18pt" fo:font-weight="normal" style:font-size-asian="18pt" style:font-size-complex="18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8pt" fo:font-style="italic" style:font-size-asian="18pt" style:font-size-complex="18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10pt" fo:font-weight="normal" style:font-size-asian="18pt" style:font-size-complex="18pt"/>
    </style:style>
    <style:style style:name="T7" style:family="text">
      <style:text-properties fo:font-size="10pt" style:font-size-asian="18pt" style:font-size-complex="18pt"/>
    </style:style>
    <style:style style:name="T8" style:family="text">
      <style:text-properties fo:color="#ce181e" loext:opacity="100%" fo:font-size="14pt" style:font-size-asian="18pt" style:font-size-complex="18pt"/>
    </style:style>
    <style:style style:name="T9" style:family="text">
      <style:text-properties fo:color="#ce181e" loext:opacity="100%" fo:font-size="12pt" style:font-size-asian="18pt" style:font-size-complex="18pt"/>
    </style:style>
    <style:style style:name="T10" style:family="text">
      <style:text-properties fo:font-size="13pt" fo:font-weight="normal" style:font-size-asian="18pt" style:font-size-complex="18pt"/>
    </style:style>
    <style:style style:name="T11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002cm" svg:height="4.2cm" svg:x="2.498cm" svg:y="3.6cm">
          <text:p text:style-name="P1">GPS <text:line-break/>Camera</text:p>
          <text:p text:style-name="P1">Micro<text:line-break/>Int. Son &amp;&amp; Luz</text:p>
          <text:p text:style-name="P1">Clavier 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cm" svg:height="3.8cm" svg:x="5.5cm" svg:y="0.9cm">
          <text:p text:style-name="P1">Ecran</text:p>
          <text:p text:style-name="P1">Sortie audio<text:line-break/>Luz<text:line-break/>Vib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6cm" svg:height="2.2cm" svg:x="21.2cm" svg:y="16.199cm">
          <text:p text:style-name="P4"><text:span text:style-name="T1">Servo-</text:span><text:span text:style-name="T1"><text:line-break/></text:span><text:span text:style-name="T1">-moteu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4" draw:id="id14" draw:layer="layout" svg:width="5.5cm" svg:height="1.5cm" svg:x="1cm" svg:y="9.121cm">
          <text:p text:style-name="P1"><text:span text:style-name="T2">Smartphone</text:span> <text:line-break/>sur Manette</text:p>
          <draw:enhanced-geometry svg:viewBox="0 0 21600 21600" draw:type="rectangle" draw:enhanced-path="M 0 0 L 21600 0 21600 21600 0 21600 0 0 Z N"/>
        </draw:custom-shape>
        <draw:g draw:style-name="gr5" xml:id="id19" draw:id="id19">
          <draw:custom-shape draw:style-name="gr6" draw:text-style-name="P2" draw:layer="layout" svg:width="4.3cm" svg:height="1.944cm" svg:x="3.2cm" svg:y="13.5cm">
            <text:p text:style-name="P1">Manett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598cm" svg:height="0.738cm" svg:x="3.5cm" svg:y="14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598cm" svg:height="0.739cm" svg:x="6.602cm" svg:y="14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8" xml:id="id10" draw:id="id10" draw:layer="layout" svg:width="2.2cm" svg:height="2.2cm" svg:x="8.7cm" svg:y="15.1cm">
          <text:p text:style-name="P1">VP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8" draw:id="id8" draw:layer="layout" svg:width="3cm" svg:height="1.3cm" svg:x="23.9cm" svg:y="2.7cm">
          <text:p text:style-name="P1">Tact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7" draw:id="id7" draw:layer="layout" svg:width="3.2cm" svg:height="1.5cm" svg:x="23.3cm" svg:y="1.5cm">
          <text:p text:style-name="P1">Ecr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4" draw:id="id4" draw:layer="layout" svg:width="5.094cm" svg:height="2.141cm" svg:x="16.873cm" svg:y="2.282cm">
          <text:p text:style-name="P1"><text:span text:style-name="T2">Raspi sur RZ</text:span><text:line-break/><text:span text:style-name="T3">serie-Blue-Html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154cm" svg:height="3.9cm" svg:x="23.4cm" svg:y="9.599cm">
          <text:p text:style-name="P4"><text:span text:style-name="T1">LuzEmotion</text:span><text:span text:style-name="T1"><text:line-break/></text:span><text:span text:style-name="T1">Disque Luz</text:span><text:span text:style-name="T1"><text:line-break/></text:span><text:span text:style-name="T1">Buzzer</text:span><text:span text:style-name="T1"><text:line-break/></text:span><text:span text:style-name="T1">EcranLC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5cm" svg:height="4.7cm" svg:x="23.7cm" svg:y="13.499cm">
          <text:p text:style-name="P1">Int luz</text:p>
          <text:p text:style-name="P1">Microphone<text:line-break/>InfraR/ présence</text:p>
          <text:p text:style-name="P1">9 US/ distance<text:line-break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15" draw:id="id15" draw:layer="layout" svg:width="5cm" svg:height="2.6cm" svg:x="16.9cm" svg:y="4.5cm">
          <text:p text:style-name="P1"><text:span text:style-name="T2">Node-Red-</text:span> JS</text:p>
          <text:p text:style-name="P1">Tableau de Bord</text:p>
          <draw:enhanced-geometry svg:viewBox="0 0 21600 21600" draw:type="rectangle" draw:enhanced-path="M 0 0 L 21600 0 21600 21600 0 21600 0 0 Z N"/>
        </draw:custom-shape>
        <draw:custom-shape draw:style-name="gr16" draw:text-style-name="P2" xml:id="id5" draw:id="id5" draw:layer="layout" svg:width="2.7cm" svg:height="1.999cm" svg:x="25.7cm" svg:y="5.6cm">
          <text:p text:style-name="P1">Clavier</text:p>
          <text:p text:style-name="P1">Pavé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2" draw:id="id2" draw:layer="layout" svg:width="2.7cm" svg:height="1.6cm" svg:x="23.4cm" svg:y="7.1cm">
          <text:p text:style-name="P1">BA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3" draw:id="id3" draw:layer="layout" svg:width="3.1cm" svg:height="1.1cm" svg:x="25.4cm" svg:y="4cm">
          <text:p text:style-name="P1">Came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3.5cm" svg:height="0.381cm" svg:x="1.1cm" svg:y="1.576cm">
          <text:p text:style-name="P10"><text:span text:style-name="T4">Ordinateur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.182cm" svg:height="0.444cm" svg:x="1.1cm" svg:y="2.656cm">
          <text:p text:style-name="P10"><text:span text:style-name="T4">Sort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3.181cm" svg:height="0.445cm" svg:x="1.18cm" svg:y="2.103cm">
          <text:p text:style-name="P10"><text:span text:style-name="T4">Entré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3.42cm" svg:height="0.405cm" svg:x="1.167cm" svg:y="1cm">
          <text:p text:style-name="P10"><text:span text:style-name="T4">Software</text:span></text:p>
          <draw:enhanced-geometry svg:viewBox="0 0 21600 21600" draw:type="rectangle" draw:enhanced-path="M 0 0 L 21600 0 21600 21600 0 21600 0 0 Z N"/>
        </draw:custom-shape>
        <draw:connector draw:style-name="gr23" draw:text-style-name="P15" draw:layer="layout" draw:type="line" svg:x1="24.8cm" svg:y1="5.2cm" svg:x2="24.75cm" svg:y2="7.1cm" draw:start-shape="id1" draw:start-glue-point="7" draw:end-shape="id2" svg:d="M24800 5200l-50 1900" svg:viewBox="0 0 51 1901">
          <text:p/>
        </draw:connector>
        <draw:connector draw:style-name="gr24" draw:text-style-name="P15" draw:layer="layout" draw:type="line" svg:x1="25.4cm" svg:y1="4.55cm" svg:x2="21.967cm" svg:y2="3.352cm" draw:start-shape="id3" draw:start-glue-point="6" draw:end-shape="id4" draw:end-glue-point="1" svg:d="M25400 4550l-3433-1198" svg:viewBox="0 0 3434 1199">
          <text:p/>
        </draw:connector>
        <draw:connector draw:style-name="gr23" draw:text-style-name="P15" draw:layer="layout" draw:type="line" svg:x1="25.7cm" svg:y1="6.6cm" svg:x2="24.8cm" svg:y2="5.2cm" draw:start-shape="id5" draw:start-glue-point="6" draw:end-shape="id1" draw:end-glue-point="7" svg:d="M25700 6600l-900-1400" svg:viewBox="0 0 901 1401">
          <text:p/>
        </draw:connector>
        <draw:frame draw:style-name="gr25" draw:text-style-name="P16" draw:layer="layout" svg:width="8.2cm" svg:height="1.361cm" svg:x="0.7cm" svg:y="14.747cm">
          <draw:text-box>
            <text:p><text:span text:style-name="T5">Bluetooth</text:span><text:span text:style-name="T5"><text:line-break/></text:span><text:span text:style-name="T5">mode : souris/manette via python</text:span></text:p>
          </draw:text-box>
        </draw:frame>
        <draw:custom-shape draw:style-name="gr26" draw:text-style-name="P17" xml:id="id18" draw:id="id18" draw:layer="layout" svg:width="3.378cm" svg:height="2.046cm" svg:x="1.022cm" svg:y="10.654cm">
          <text:p text:style-name="P1">Appli<text:line-break/>Tb bord<text:line-break/> Blue</text:p>
          <draw:enhanced-geometry svg:viewBox="0 0 21600 21600" draw:type="rectangle" draw:enhanced-path="M 0 0 L 21600 0 21600 21600 0 21600 0 0 Z N"/>
        </draw:custom-shape>
        <draw:connector draw:style-name="gr27" draw:text-style-name="P15" draw:layer="layout" draw:line-skew="0cm -4.811cm" svg:x1="21.967cm" svg:y1="3.352cm" svg:x2="22.25cm" svg:y2="11.299cm" draw:start-shape="id4" draw:start-glue-point="1" draw:end-shape="id6" draw:end-glue-point="4" svg:d="M21967 3352h501v-302h-218v8249" svg:viewBox="0 0 502 8250">
          <text:p/>
        </draw:connector>
        <draw:connector draw:style-name="gr24" draw:text-style-name="P15" draw:layer="layout" draw:type="line" svg:x1="21.967cm" svg:y1="3.352cm" svg:x2="23.3cm" svg:y2="2.25cm" draw:start-shape="id4" draw:start-glue-point="1" draw:end-shape="id7" draw:end-glue-point="6" svg:d="M21967 3352l1333-1102" svg:viewBox="0 0 1334 1103">
          <text:p/>
        </draw:connector>
        <draw:connector draw:style-name="gr24" draw:text-style-name="P15" draw:layer="layout" draw:type="line" svg:x1="23.9cm" svg:y1="3.35cm" svg:x2="21.967cm" svg:y2="3.352cm" draw:start-shape="id8" draw:start-glue-point="6" draw:end-shape="id4" svg:d="M23900 3350l-1933 2" svg:viewBox="0 0 1934 3">
          <text:p/>
        </draw:connector>
        <draw:custom-shape draw:style-name="gr28" draw:text-style-name="P6" xml:id="id6" draw:id="id6" draw:layer="layout" svg:width="6.5cm" svg:height="5.2cm" svg:x="19cm" svg:y="11.299cm">
          <text:p text:style-name="P1">Carte<text:line-break/> Arduino<text:line-break/><text:span text:style-name="T2">Mega</text:span><text:line-break/><text:span text:style-name="T3">Serie &amp;&amp;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8" draw:layer="layout" svg:width="4.2cm" svg:height="1.3cm" svg:x="19.1cm" svg:y="1cm">
          <text:p text:style-name="P1">Port GP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3.564cm" svg:height="2.062cm" svg:x="16.5cm" svg:y="16.338cm">
          <text:p text:style-name="P4"><text:span text:style-name="T1">Moteurs</text:span><text:span text:style-name="T1"><text:line-break/></text:span><text:span text:style-name="T6">propul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3.7cm" svg:height="2.9cm" svg:x="18cm" svg:y="14.599cm">
          <text:p text:style-name="P1"><text:span text:style-name="T4">Carte </text:span><text:span text:style-name="T4"><text:line-break/></text:span><text:span text:style-name="T4">UNO et</text:span><text:span text:style-name="T4"><text:line-break/></text:span><text:span text:style-name="T4">carte Moteur </text:span><text:span text:style-name="T7"><text:line-break/></text:span><text:span text:style-name="T7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19" draw:layer="layout" svg:width="4.5cm" svg:height="0.806cm" svg:x="14.3cm" svg:y="0.998cm">
          <draw:text-box>
            <text:p><text:span text:style-name="T8">Partage </text:span><text:span text:style-name="T9">Connexion</text:span></text:p>
          </draw:text-box>
        </draw:frame>
        <draw:connector draw:style-name="gr33" draw:text-style-name="P15" draw:layer="layout" draw:line-skew="-0.987cm 0.32cm" svg:x1="13.9cm" svg:y1="2.05cm" svg:x2="19.42cm" svg:y2="2.282cm" draw:start-shape="id9" draw:start-glue-point="1" draw:end-shape="id4" draw:end-glue-point="0" svg:d="M13900 2050h500v50h5020v182" svg:viewBox="0 0 5521 233">
          <text:p/>
        </draw:connector>
        <draw:frame draw:style-name="gr34" draw:text-style-name="P20" draw:layer="layout" svg:width="2.3cm" svg:height="1.673cm" svg:x="26.4cm" svg:y="0.9cm">
          <draw:text-box>
            <text:p text:style-name="P6"><text:span text:style-name="T2">RZ</text:span><text:line-break/>local</text:p>
          </draw:text-box>
        </draw:frame>
        <draw:frame draw:style-name="gr35" draw:text-style-name="P20" draw:layer="layout" svg:width="6.7cm" svg:height="0.962cm" svg:x="0.763cm" svg:y="19.1cm">
          <draw:text-box>
            <text:p text:style-name="P6"><text:span text:style-name="T2">Pilotage RZ </text:span>Distant</text:p>
          </draw:text-box>
        </draw:frame>
        <draw:custom-shape draw:style-name="gr36" draw:text-style-name="P22" xml:id="id11" draw:id="id11" draw:layer="layout" svg:width="3.6cm" svg:height="1.1cm" svg:x="8cm" svg:y="18.4cm">
          <text:p text:style-name="P21"><text:span text:style-name="T2">Ordi X</text:span></text:p>
          <draw:enhanced-geometry svg:viewBox="0 0 21600 21600" draw:type="rectangle" draw:enhanced-path="M 0 0 L 21600 0 21600 21600 0 21600 0 0 Z N"/>
        </draw:custom-shape>
        <draw:connector draw:style-name="gr37" draw:text-style-name="P15" draw:layer="layout" draw:type="line" svg:x1="9.8cm" svg:y1="17.3cm" svg:x2="9.8cm" svg:y2="18.4cm" draw:start-shape="id10" draw:start-glue-point="6" draw:end-shape="id11" draw:end-glue-point="0" svg:d="M9800 17300v1100" svg:viewBox="0 0 1 1101">
          <text:p/>
        </draw:connector>
        <draw:custom-shape draw:style-name="gr38" draw:text-style-name="P23" xml:id="id1" draw:id="id1" draw:layer="layout" svg:width="2.3cm" svg:height="2.2cm" svg:x="22.5cm" svg:y="4.1cm">
          <text:p text:style-name="P1">Bl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15" draw:layer="layout" draw:type="line" svg:x1="18.559cm" svg:y1="12.237cm" svg:x2="23.65cm" svg:y2="6.3cm" draw:start-shape="id12" draw:start-glue-point="4" draw:end-shape="id1" draw:end-glue-point="6" svg:d="M18559 12237l5091-5937" svg:viewBox="0 0 5092 5938">
          <text:p/>
        </draw:connector>
        <draw:connector draw:style-name="gr40" draw:text-style-name="P15" draw:layer="layout" draw:type="line" svg:x1="21.967cm" svg:y1="3.352cm" svg:x2="23.65cm" svg:y2="4.1cm" draw:start-shape="id4" draw:start-glue-point="1" draw:end-shape="id1" draw:end-glue-point="4" svg:d="M21967 3352l1683 748" svg:viewBox="0 0 1684 749">
          <text:p/>
        </draw:connector>
        <draw:connector draw:style-name="gr41" draw:text-style-name="P1" draw:layer="layout" draw:line-skew="1.594cm" svg:x1="10.9cm" svg:y1="16.2cm" svg:x2="16.873cm" svg:y2="3.352cm" draw:start-shape="id10" draw:start-glue-point="7" draw:end-shape="id4" draw:end-glue-point="3" svg:d="M10900 16200h4581v-12848h1392" svg:viewBox="0 0 5974 12849">
          <text:p/>
        </draw:connector>
        <draw:custom-shape draw:style-name="gr38" draw:text-style-name="P23" draw:layer="layout" svg:width="2.3cm" svg:height="2.2cm" svg:x="9cm" svg:y="2.7cm">
          <text:p text:style-name="P1">Bl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24" xml:id="id13" draw:id="id13" draw:layer="layout" svg:width="2.576cm" svg:height="2.351cm" svg:x="10.3cm" svg:y="4.7cm">
          <text:p text:style-name="P1">MQT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3" draw:text-style-name="P1" draw:layer="layout" svg:x1="10.3cm" svg:y1="5.876cm" svg:x2="6.5cm" svg:y2="9.871cm" draw:start-shape="id13" draw:start-glue-point="5" draw:end-shape="id14" draw:end-glue-point="1" svg:d="M10300 5876h-1900v3995h-1900" svg:viewBox="0 0 3801 3996">
          <text:p/>
        </draw:connector>
        <draw:connector draw:style-name="gr44" draw:text-style-name="P15" draw:layer="layout" draw:type="line" svg:x1="12.876cm" svg:y1="5.876cm" svg:x2="16.9cm" svg:y2="5.8cm" draw:start-shape="id13" draw:start-glue-point="7" draw:end-shape="id15" svg:d="M12876 5876l4024-76" svg:viewBox="0 0 4025 77">
          <text:p/>
        </draw:connector>
        <draw:connector draw:style-name="gr45" draw:text-style-name="P25" draw:layer="layout" draw:type="line" svg:x1="11.588cm" svg:y1="4.7cm" svg:x2="11.568cm" svg:y2="3.1cm" draw:start-shape="id13" draw:start-glue-point="4" draw:end-shape="id9" draw:end-glue-point="2" svg:d="M11588 4700l-20-1600" svg:viewBox="0 0 21 1601">
          <text:p/>
        </draw:connector>
        <draw:custom-shape draw:style-name="gr38" draw:text-style-name="P23" xml:id="id12" draw:id="id12" draw:layer="layout" svg:width="2.3cm" svg:height="2.2cm" svg:x="17.409cm" svg:y="12.237cm">
          <text:p text:style-name="P1">Bl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6" xml:id="id9" draw:id="id9" draw:layer="layout" svg:width="4.664cm" svg:height="2.1cm" svg:x="9.236cm" svg:y="1cm">
          <text:p text:style-name="P1"><text:span text:style-name="T2">Smartphone</text:span> <text:line-break/>surRZ</text:p>
          <draw:enhanced-geometry svg:viewBox="0 0 21600 21600" draw:type="rectangle" draw:enhanced-path="M 0 0 L 21600 0 21600 21600 0 21600 0 0 Z N"/>
        </draw:custom-shape>
        <draw:connector draw:style-name="gr47" draw:text-style-name="P15" draw:layer="layout" draw:type="line" svg:x1="16.029cm" svg:y1="6.135cm" svg:x2="16.9cm" svg:y2="5.8cm" draw:end-shape="id15" draw:end-glue-point="3" svg:d="M16029 6135l871-335" svg:viewBox="0 0 872 336">
          <text:p/>
        </draw:connector>
        <draw:custom-shape draw:style-name="gr48" draw:text-style-name="P17" xml:id="id20" draw:id="id20" draw:layer="layout" svg:width="5.5cm" svg:height="1.5cm" svg:x="4.5cm" svg:y="10.7cm">
          <text:p text:style-name="P1"><text:span text:style-name="T2">TasKer-Join</text:span><text:span text:style-name="T2"><text:line-break/></text:span><text:span text:style-name="T10">Ctrl Smart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xml:id="id16" draw:id="id16" draw:layer="layout" svg:width="2.3cm" svg:height="1.9cm" svg:x="13.099cm" svg:y="18.002cm">
          <text:p text:style-name="P21"><text:span text:style-name="T2">Box</text:span></text:p>
          <draw:enhanced-geometry svg:viewBox="0 0 21600 21600" draw:type="rectangle" draw:enhanced-path="M 0 0 L 21600 0 21600 21600 0 21600 0 0 Z N"/>
        </draw:custom-shape>
        <draw:frame draw:style-name="gr50" draw:text-style-name="P19" xml:id="id17" draw:id="id17" draw:layer="layout" svg:width="2.6cm" svg:height="1.28cm" svg:x="12.9cm" svg:y="16.7cm">
          <draw:text-box>
            <text:p><text:span text:style-name="T9">Connexion </text:span><text:span text:style-name="T8">Internet</text:span></text:p>
          </draw:text-box>
        </draw:frame>
        <draw:connector draw:style-name="gr51" draw:text-style-name="P26" draw:layer="layout" draw:type="line" svg:x1="13.099cm" svg:y1="18.952cm" svg:x2="11.6cm" svg:y2="18.95cm" draw:start-shape="id16" draw:start-glue-point="3" draw:end-shape="id11" draw:end-glue-point="1" svg:d="M13099 18952l-1499-2" svg:viewBox="0 0 1500 3">
          <text:p/>
        </draw:connector>
        <draw:connector draw:style-name="gr52" draw:text-style-name="P26" draw:layer="layout" svg:x1="14.2cm" svg:y1="17.98cm" svg:x2="14.2cm" svg:y2="17.98cm" draw:start-shape="id17" draw:start-glue-point="2" draw:end-shape="id17" draw:end-glue-point="2" svg:d="M14200 17980z" svg:viewBox="0 0 1 1">
          <text:p/>
        </draw:connector>
        <draw:connector draw:style-name="gr51" draw:text-style-name="P26" draw:layer="layout" svg:x1="15.399cm" svg:y1="18.952cm" svg:x2="16.873cm" svg:y2="3.352cm" draw:start-shape="id16" draw:start-glue-point="1" draw:end-shape="id4" draw:end-glue-point="3" svg:d="M15399 18952h737v-15600h737" svg:viewBox="0 0 1475 15601">
          <text:p/>
        </draw:connector>
        <draw:connector draw:style-name="gr53" draw:text-style-name="P26" draw:layer="layout" svg:x1="2.711cm" svg:y1="12.7cm" svg:x2="17.409cm" svg:y2="13.337cm" draw:start-shape="id18" draw:start-glue-point="2" draw:end-shape="id12" draw:end-glue-point="5" svg:d="M2711 12700v637h14698" svg:viewBox="0 0 14699 638">
          <text:p/>
        </draw:connector>
        <draw:connector draw:style-name="gr54" draw:text-style-name="P26" draw:layer="layout" draw:line-skew="3.729cm" svg:x1="7.5cm" svg:y1="14.472cm" svg:x2="16.873cm" svg:y2="3.352cm" draw:start-shape="id19" draw:start-glue-point="1" draw:end-shape="id4" draw:end-glue-point="3" svg:d="M7500 14472h8416v-11120h957" svg:viewBox="0 0 9374 11121">
          <text:p/>
        </draw:connector>
        <draw:custom-shape draw:style-name="gr55" draw:text-style-name="P17" xml:id="id21" draw:id="id21" draw:layer="layout" svg:width="4.5cm" svg:height="2.7cm" svg:x="10.5cm" svg:y="8.3cm">
          <text:p text:style-name="P1">Interface<text:line-break/>Smart-RZ</text:p>
          <text:p text:style-name="P1"><text:span text:style-name="T11">Html – Mqtt - Blu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range-x-minimum="0" draw:handle-range-x-maximum="10800" draw:handle-position="$0 top" draw:handle-position-x="$0" draw:handle-position-y="top"/>
          </draw:enhanced-geometry>
        </draw:custom-shape>
        <draw:connector draw:style-name="gr56" draw:text-style-name="P26" draw:layer="layout" svg:x1="10cm" svg:y1="11.45cm" svg:x2="12.75cm" svg:y2="11cm" draw:start-shape="id20" draw:start-glue-point="1" draw:end-shape="id21" svg:d="M10000 11450h2750v-450" svg:viewBox="0 0 2751 451">
          <text:p/>
        </draw:connector>
        <draw:connector draw:style-name="gr56" draw:text-style-name="P26" draw:layer="layout" svg:x1="12.75cm" svg:y1="8.3cm" svg:x2="19.4cm" svg:y2="7.1cm" draw:start-shape="id21" draw:start-glue-point="0" draw:end-shape="id15" draw:end-glue-point="2" svg:d="M12750 8300v-599h6650v-601" svg:viewBox="0 0 665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Reversed_20_Arrow" draw:display-name="Reversed Arrow" svg:viewBox="0 0 20 30" svg:d="M10 30l-10-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6b64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1-12-27T19:01:48.826000000</meta:creation-date>
    <dc:date>2022-10-31T12:04:44.422000000</dc:date>
    <meta:editing-duration>PT1H58S</meta:editing-duration>
    <meta:editing-cycles>11</meta:editing-cycles>
    <meta:generator>LibreOffice/25.2.0.3$Windows_X86_64 LibreOffice_project/e1cf4a87eb02d755bce1a01209907ea5ddc8f069</meta:generator>
    <meta:print-date>2022-10-31T11:20:00.563000000</meta:print-date>
    <meta:document-statistic meta:object-count="63"/>
  </office:meta>
</office:document-meta>
</file>